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6cd2a" officeooo:paragraph-rsid="0006cd2a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6cd2a" officeooo:paragraph-rsid="0006cd2a" style:font-size-asian="28pt" style:font-size-complex="32pt"/>
    </style:style>
    <style:style style:name="P3" style:family="paragraph" style:parent-style-name="Standard">
      <style:text-properties fo:font-size="28pt" officeooo:rsid="0006cd2a" officeooo:paragraph-rsid="0006cd2a" style:font-size-asian="24.5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barberia</text:p>
      <text:p text:style-name="P1"/>
      <text:p text:style-name="P3">Creacion de tablas: </text:p>
      <text:p text:style-name="P3"/>
      <text:p text:style-name="P3">1:Una tabla de registro</text:p>
      <text:p text:style-name="P3">2:Una tabla de turnos</text:p>
      <text:p text:style-name="P3">3:y una tabla de peluquer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5:54:37.740000000</meta:creation-date>
    <dc:date>2023-08-19T15:59:12.305000000</dc:date>
    <meta:editing-duration>PT4M35S</meta:editing-duration>
    <meta:editing-cycles>1</meta:editing-cycles>
    <meta:document-statistic meta:table-count="0" meta:image-count="0" meta:object-count="0" meta:page-count="1" meta:paragraph-count="5" meta:word-count="19" meta:character-count="111" meta:non-whitespace-character-count="96"/>
    <meta:generator>LibreOffice/7.5.5.2$Windows_X86_64 LibreOffice_project/ca8fe7424262805f223b9a2334bc7181abbcbf5e</meta:generator>
  </office:meta>
</office:document-meta>
</file>